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800000484EFA9CD3ACA4A090D.jpg" manifest:media-type="image/jpeg"/>
  <manifest:file-entry manifest:full-path="Pictures/100000000000048400000208AEAD42D25AFA0354.jpg" manifest:media-type="image/jpeg"/>
  <manifest:file-entry manifest:full-path="Pictures/10000000000002080000048435E8C23AB1D7DB4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692cm, 1.559cm, 10.746cm, 1.596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02cm, 12.074cm, 3.132cm, 10.622cm)" draw:image-opacity="100%" style:mirror="none"/>
    </style:style>
    <style:style style:name="gr3" style:family="graphic" style:parent-style-name="Object_20_with_20_no_20_fill_20_and_20_no_20_line">
      <style:graphic-properties draw:stroke="none" draw:stroke-dash="Long_20_Dash_20_Dot" svg:stroke-width="0.106cm" draw:marker-start-width="0.359cm" draw:marker-end-width="0.359cm" draw:textarea-horizontal-align="center" draw:textarea-vertical-align="middle" draw:color-mode="standard" draw:luminance="6%" draw:contrast="16%" draw:gamma="140%" draw:red="0%" draw:green="0%" draw:blue="0%" fo:clip="rect(14.317cm, 2.332cm, 11.188cm, 2.811cm)" draw:image-opacity="100%" style:mirror="none"/>
    </style:style>
    <style:style style:name="gr4" style:family="graphic" style:parent-style-name="objectwithoutfill">
      <style:graphic-properties svg:stroke-width="0.106cm" svg:stroke-color="#fff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80008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55308d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58466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81d41a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599cm" svg:height="10.999cm" svg:x="8.8cm" svg:y="13.501cm">
          <draw:image xlink:href="Pictures/10000000000002080000048435E8C23AB1D7DB4D.jpg" xlink:type="simple" xlink:show="embed" xlink:actuate="onLoad" loext:mime-type="image/jpeg">
            <text:p/>
          </draw:image>
        </draw:frame>
        <draw:frame draw:style-name="gr2" draw:text-style-name="P1" draw:layer="layout" svg:width="4.899cm" svg:height="4.299cm" draw:transform="rotate (1.5683528658421) translate (1.5cm 24.689cm)">
          <draw:image xlink:href="Pictures/100000000000048400000208AEAD42D25AFA0354.jpg" xlink:type="simple" xlink:show="embed" xlink:actuate="onLoad" loext:mime-type="image/jpeg">
            <text:p/>
          </draw:image>
        </draw:frame>
        <draw:frame draw:style-name="gr3" draw:text-style-name="P1" draw:layer="layout" svg:width="7.799cm" svg:height="4.599cm" svg:x="11.801cm" svg:y="6.8cm">
          <draw:image xlink:href="Pictures/100000000000020800000484EFA9CD3ACA4A090D.jpg" xlink:type="simple" xlink:show="embed" xlink:actuate="onLoad" loext:mime-type="image/jpeg">
            <text:p/>
          </draw:image>
        </draw:frame>
        <draw:line draw:style-name="gr4" draw:text-style-name="P2" draw:layer="layout" svg:x1="5cm" svg:y1="23.6cm" svg:x2="10.4cm" svg:y2="20.5cm">
          <text:p/>
        </draw:line>
        <draw:line draw:style-name="gr4" draw:text-style-name="P2" draw:layer="layout" svg:x1="15.2cm" svg:y1="11.2cm" svg:x2="10.4cm" svg:y2="20.3cm">
          <text:p/>
        </draw:line>
        <draw:line draw:style-name="gr5" draw:text-style-name="P2" draw:layer="layout" svg:x1="2.3cm" svg:y1="23.7cm" svg:x2="10.4cm" svg:y2="20.8cm">
          <text:p/>
        </draw:line>
        <draw:line draw:style-name="gr5" draw:text-style-name="P2" draw:layer="layout" svg:x1="16.4cm" svg:y1="11.363cm" svg:x2="10.5cm" svg:y2="21.163cm">
          <text:p/>
        </draw:line>
        <draw:line draw:style-name="gr6" draw:text-style-name="P2" draw:layer="layout" svg:x1="5cm" svg:y1="21.6cm" svg:x2="16.6cm" svg:y2="20.9cm">
          <text:p/>
        </draw:line>
        <draw:line draw:style-name="gr7" draw:text-style-name="P2" draw:layer="layout" svg:x1="4.9cm" svg:y1="21.9cm" svg:x2="16.6cm" svg:y2="22.9cm">
          <text:p/>
        </draw:line>
        <draw:line draw:style-name="gr8" draw:text-style-name="P2" draw:layer="layout" svg:x1="15.5cm" svg:y1="11.2cm" svg:x2="17.2cm" svg:y2="18.6cm">
          <text:p/>
        </draw:line>
        <draw:line draw:style-name="gr9" draw:text-style-name="P2" draw:layer="layout" svg:x1="16.1cm" svg:y1="11.2cm" svg:x2="17.5cm" svg:y2="18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7T18:20:08.052574655</meta:creation-date>
    <dc:date>2023-11-17T18:37:19.590612278</dc:date>
    <meta:editing-duration>PT6M41S</meta:editing-duration>
    <meta:editing-cycles>1</meta:editing-cycles>
    <meta:document-statistic meta:object-count="11"/>
    <meta:generator>LibreOffice/6.4.7.2$Linux_X86_64 LibreOffice_project/40$Build-2</meta:generator>
  </office:meta>
</office:document-meta>
</file>